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7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fo:background-color="#8e7c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row table:style-name="ro1">
          <table:table-cell table:style-name="ce1" office:value-type="string" calcext:value-type="string">
            <text:p>Plant ID</text:p>
          </table:table-cell>
          <table:table-cell table:style-name="ce20" office:value-type="string" calcext:value-type="string">
            <text:p>angles</text:p>
          </table:table-cell>
          <table:table-cell table:style-name="ce22" office:value-type="string" calcext:value-type="string">
            <text:p>Internodes</text:p>
          </table:table-cell>
        </table:table-row>
        <table:table-row table:style-name="ro1">
          <table:table-cell table:style-name="ce2" office:value-type="string" calcext:value-type="string">
            <text:p>Col0_12_10_2018_A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3" office:value-type="string" calcext:value-type="string">
            <text:p>Col0_12_10_2018_A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>
            <text:p>Col0_12_10_2018_A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Col0_12_10_2018_A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Col0_12_10_2018_A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Col0_12_10_2018_A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Col0_12_10_2018_A</text:p>
          </table:table-cell>
          <table:table-cell office:value-type="float" office:value="165" calcext:value-type="float">
            <text:p>1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Col0_12_10_2018_A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Col0_12_10_2018_A</text:p>
          </table:table-cell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Col0_12_10_2018_A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Col0_12_10_2018_A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Col0_12_10_2018_A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Col0_12_10_2018_B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4" office:value-type="string" calcext:value-type="string">
            <text:p>Col0_12_10_2018_B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string" calcext:value-type="string">
            <text:p>Col0_12_10_2018_B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4" office:value-type="string" calcext:value-type="string">
            <text:p>Col0_12_10_2018_B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4" office:value-type="string" calcext:value-type="string">
            <text:p>Col0_12_10_2018_B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string" calcext:value-type="string">
            <text:p>Col0_12_10_2018_B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string" calcext:value-type="string">
            <text:p>Col0_12_10_2018_B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Col0_12_10_2018_B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 office:value-type="string" calcext:value-type="string">
            <text:p>Col0_12_10_2018_B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 office:value-type="string" calcext:value-type="string">
            <text:p>Col0_12_10_2018_B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Col0_12_10_2018_B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Col0_12_10_2018_B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Col0_12_10_2018_B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Col0_12_10_2018_B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0_12_10_2018_C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ol0_12_10_2018_C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ol0_12_10_2018_C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l0_12_10_2018_C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l0_12_10_2018_C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l0_12_10_2018_C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l0_12_10_2018_C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l0_12_10_2018_C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l0_12_10_2018_C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l0_12_10_2018_C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l0_12_10_2018_C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l0_12_10_2018_C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l0_12_10_2018_C</text:p>
          </table:table-cell>
          <table:table-cell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l0_12_10_2018_C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l0_12_10_2018_C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0_12_10_2018_C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l0_12_10_2018_C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0_12_10_2018_C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245" calcext:value-type="float">
            <text:p>2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280" calcext:value-type="float">
            <text:p>2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345" calcext:value-type="float">
            <text:p>34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0_12_10_2018_D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145" calcext:value-type="float">
            <text:p>1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260" calcext:value-type="float">
            <text:p>2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120" calcext:value-type="float">
            <text:p>120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220" calcext:value-type="float">
            <text:p>220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290" calcext:value-type="float">
            <text:p>2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270" calcext:value-type="float">
            <text:p>27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Col0_26_10_2018_A</text:p>
          </table:table-cell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4" office:value-type="string" calcext:value-type="string">
            <text:p>Col0_26_10_2018_A</text:p>
          </table:table-cell>
          <table:table-cell office:value-type="float" office:value="185" calcext:value-type="float">
            <text:p>18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4" office:value-type="string" calcext:value-type="string">
            <text:p>Col0_26_10_2018_A</text:p>
          </table:table-cell>
          <table:table-cell office:value-type="float" office:value="250" calcext:value-type="float">
            <text:p>250</text:p>
          </table:table-cell>
          <table:table-cell table:style-name="ce4" office:value-type="string" calcext:value-type="string">
            <text:p>35.5</text:p>
          </table:table-cell>
        </table:table-row>
        <table:table-row table:style-name="ro1">
          <table:table-cell table:style-name="ce4" office:value-type="string" calcext:value-type="string">
            <text:p>Col0_26_10_2018_A</text:p>
          </table:table-cell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0.5</text:p>
          </table:table-cell>
        </table:table-row>
        <table:table-row table:style-name="ro1">
          <table:table-cell table:style-name="ce4" office:value-type="string" calcext:value-type="string">
            <text:p>Col0_26_10_2018_A</text:p>
          </table:table-cell>
          <table:table-cell office:value-type="float" office:value="315" calcext:value-type="float">
            <text:p>3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string" calcext:value-type="string">
            <text:p>Col0_26_10_2018_A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string" calcext:value-type="string">
            <text:p>Col0_26_10_2018_A</text:p>
          </table:table-cell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string" calcext:value-type="string">
            <text:p>Col0_26_10_2018_A</text:p>
          </table:table-cell>
          <table:table-cell office:value-type="float" office:value="155" calcext:value-type="float">
            <text:p>1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4" office:value-type="string" calcext:value-type="string">
            <text:p>Col0_26_10_2018_A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Col0_26_10_2018_A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Col0_26_10_2018_A</text:p>
          </table:table-cell>
          <table:table-cell office:value-type="float" office:value="205" calcext:value-type="float">
            <text:p>2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4" office:value-type="string" calcext:value-type="string">
            <text:p>Col0_26_10_2018_A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Col0_26_10_2018_A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string" calcext:value-type="string">
            <text:p>Col0_26_10_2018_A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string" calcext:value-type="string">
            <text:p>Col0_26_10_2018_A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Col0_26_10_2018_A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Col0_26_10_2018_A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Col0_26_10_2018_A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Col0_26_10_2018_A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Col0_26_10_2018_B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4" office:value-type="string" calcext:value-type="string">
            <text:p>Col0_26_10_2018_B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4" office:value-type="string" calcext:value-type="string">
            <text:p>Col0_26_10_2018_B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4" office:value-type="string" calcext:value-type="string">
            <text:p>Col0_26_10_2018_B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4" office:value-type="string" calcext:value-type="string">
            <text:p>Col0_26_10_2018_B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Col0_26_10_2018_B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Col0_26_10_2018_B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4" office:value-type="string" calcext:value-type="string">
            <text:p>Col0_26_10_2018_B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Col0_26_10_2018_B</text:p>
          </table:table-cell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Col0_26_10_2018_B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string" calcext:value-type="string">
            <text:p>Col0_26_10_2018_B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 office:value-type="string" calcext:value-type="string">
            <text:p>Col0_26_10_2018_B</text:p>
          </table:table-cell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string" calcext:value-type="string">
            <text:p>Col0_26_10_2018_B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Col0_26_10_2018_B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Col0_26_10_2018_B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Col0_26_10_2018_B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string" calcext:value-type="string">
            <text:p>Col0_26_10_2018_B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Col0_26_10_2018_B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Col0_26_10_2018_B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string" calcext:value-type="string">
            <text:p>Col0_26_10_2018_B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Col0_26_10_2018_B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Col0_26_10_2018_B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Col0_26_10_2018_B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Col0_26_10_2018_C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4" office:value-type="string" calcext:value-type="string">
            <text:p>Col0_26_10_2018_C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4" office:value-type="string" calcext:value-type="string">
            <text:p>Col0_26_10_2018_C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4" office:value-type="string" calcext:value-type="string">
            <text:p>Col0_26_10_2018_C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4" office:value-type="string" calcext:value-type="string">
            <text:p>Col0_26_10_2018_C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string" calcext:value-type="string">
            <text:p>Col0_26_10_2018_C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string" calcext:value-type="string">
            <text:p>Col0_26_10_2018_C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4" office:value-type="string" calcext:value-type="string">
            <text:p>Col0_26_10_2018_C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4" office:value-type="string" calcext:value-type="string">
            <text:p>Col0_26_10_2018_C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Col0_26_10_2018_C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string" calcext:value-type="string">
            <text:p>Col0_26_10_2018_C</text:p>
          </table:table-cell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string" calcext:value-type="string">
            <text:p>Col0_26_10_2018_C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Col0_26_10_2018_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4" office:value-type="string" calcext:value-type="string">
            <text:p>Col0_26_10_2018_C</text:p>
          </table:table-cell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Col0_26_10_2018_C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4" office:value-type="string" calcext:value-type="string">
            <text:p>Col0_26_10_2018_C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string" calcext:value-type="string">
            <text:p>Col0_26_10_2018_C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Col0_26_10_2018_C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Col0_26_10_2018_C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185" calcext:value-type="float">
            <text:p>1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220" calcext:value-type="float">
            <text:p>2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table:style-name="ce4"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table:style-name="ce4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table:style-name="ce4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Ler0_19_10_2018_A</text:p>
          </table:table-cell>
          <table:table-cell table:style-name="ce4"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3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220" calcext:value-type="float">
            <text:p>2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195" calcext:value-type="float">
            <text:p>1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145" calcext:value-type="float">
            <text:p>1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9.5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145" calcext:value-type="float">
            <text:p>145</text:p>
          </table:table-cell>
          <table:table-cell table:style-name="ce4" office:value-type="string" calcext:value-type="string">
            <text:p>4.5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265" calcext:value-type="float">
            <text:p>2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160" calcext:value-type="float">
            <text:p>160</text:p>
          </table:table-cell>
          <table:table-cell table:style-name="ce4" office:value-type="string" calcext:value-type="string">
            <text:p>4.5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190" calcext:value-type="float">
            <text:p>190</text:p>
          </table:table-cell>
          <table:table-cell table:style-name="ce4" office:value-type="string" calcext:value-type="string">
            <text:p>8.5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T5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Feuille1.A1:Feuille1.C31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13:55:19.584161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Fab </meta:initial-creator>
    <meta:creation-date>2020-02-14T13:09:55.639375817</meta:creation-date>
    <dc:date>2020-02-14T13:55:37.928793544</dc:date>
    <dc:creator>FabFab </dc:creator>
    <meta:editing-duration>PT13M59S</meta:editing-duration>
    <meta:editing-cycles>4</meta:editing-cycles>
    <meta:generator>LibreOffice/6.0.7.3$Linux_X86_64 LibreOffice_project/00m0$Build-3</meta:generator>
    <meta:document-statistic meta:table-count="1" meta:cell-count="933" meta:object-count="0"/>
  </office:meta>
</office:document-meta>
</file>